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font-name="Times New Roman1" fo:font-size="15pt" style:font-name-asian="TimesNewRomanPSMT" style:font-size-asian="15pt" style:font-name-complex="TimesNewRomanPSMT" style:font-size-complex="15pt"/>
    </style:style>
    <style:style style:name="P2" style:family="paragraph" style:parent-style-name="Standard" style:list-style-name="">
      <style:paragraph-properties fo:text-align="center" style:justify-single-word="false" style:text-autospace="none"/>
      <style:text-properties style:font-name="Times New Roman1" fo:font-size="15pt" style:font-size-asian="15pt" style:font-name-complex="TimesNewRomanPSMT" style:font-size-complex="15pt"/>
    </style:style>
    <style:style style:name="P3" style:family="paragraph" style:parent-style-name="Standard">
      <style:paragraph-properties fo:margin-left="0.05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4" style:family="paragraph" style:parent-style-name="Standard" style:list-style-name="WW8Num19">
      <style:paragraph-properties fo:margin-left="0.05in" fo:margin-right="0in" fo:text-align="center" style:justify-single-word="false" fo:text-indent="0in" style:auto-text-indent="false">
        <style:tab-stops>
          <style:tab-stop style:position="0.25in" style:type="char" style:char="."/>
        </style:tab-stops>
      </style:paragraph-properties>
      <style:text-properties fo:color="#000000" style:font-name="Times New Roman1" fo:font-size="24pt" fo:font-weight="bold" style:font-name-asian="TimesNewRomanPS-BoldMT" style:font-size-asian="24pt" style:font-weight-asian="bold" style:font-name-complex="TimesNewRomanPS-BoldMT" style:font-size-complex="24pt" style:font-weight-complex="bold"/>
    </style:style>
    <style:style style:name="P5"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6" style:family="paragraph" style:parent-style-name="Standard" style:list-style-name="L2">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7" style:family="paragraph" style:parent-style-name="Standard" style:list-style-name="L3">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8"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9" style:family="paragraph" style:parent-style-name="Standard" style:list-style-name="L1">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10" style:family="paragraph" style:parent-style-name="Standard">
      <style:paragraph-properties fo:margin-left="0.5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2"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text-indent="0in" style:auto-text-indent="false">
        <style:tab-stops>
          <style:tab-stop style:position="0.25in" style:type="char" style:char="."/>
        </style:tab-stops>
      </style:paragraph-properties>
      <style:text-properties fo:font-size="12pt" style:font-size-asian="12pt" style:font-size-complex="12pt"/>
    </style:style>
    <style:style style:name="P14"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font-size="12pt" fo:font-weight="bold" style:font-size-asian="12pt" style:font-weight-asian="bold" style:font-size-complex="12pt" style:font-weight-complex="bold"/>
    </style:style>
    <style:style style:name="P15" style:family="paragraph" style:parent-style-name="Text_20_body" style:list-style-name="L5"/>
    <style:style style:name="P16" style:family="paragraph" style:parent-style-name="Text_20_body" style:list-style-name="L5">
      <style:paragraph-properties fo:margin-top="0in" fo:margin-bottom="0in"/>
    </style:style>
    <style:style style:name="P17" style:family="paragraph" style:parent-style-name="Text_20_body">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18" style:family="paragraph" style:parent-style-name="Heading_20_2">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19" style:family="paragraph" style:parent-style-name="Heading_20_3">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T1" style:family="text">
      <style:text-properties fo:color="#000000" style:font-name="Times New Roman" style:font-name-complex="Times New Roman"/>
    </style:style>
    <style:style style:name="T2" style:family="text">
      <style:text-properties fo:color="#000000" style:font-name="Times New Roman" fo:font-size="12pt" style:font-size-asian="12pt" style:font-name-complex="Times New Roman" style:font-size-complex="12pt"/>
    </style:style>
    <style:style style:name="T3" style:family="text">
      <style:text-properties fo:color="#000000" style:font-name="Times New Roman" fo:font-size="12pt" fo:font-weight="bold" style:font-size-asian="12pt" style:font-name-complex="Times New Roman" style:font-size-complex="12pt"/>
    </style:style>
    <style:style style:name="T4" style:family="text">
      <style:text-properties fo:color="#000000" style:font-name="Times New Roman" fo:font-weight="bold" style:font-name-complex="Times New Roman"/>
    </style:style>
    <style:style style:name="T5" style:family="text">
      <style:text-properties fo:color="#000000" style:font-name="Times New Roman" fo:font-weight="normal" style:font-weight-asian="normal" style:font-name-complex="Times New Roman" style:font-weight-complex="normal"/>
    </style:style>
    <style:style style:name="T6" style:family="text">
      <style:text-properties style:font-name-asian="TimesNewRomanPSMT"/>
    </style:style>
    <style:style style:name="T7"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67572215133070655" text:style-name="WW8Num19">
        <text:list-header>
          <text:p text:style-name="P4">EE445L – Lab 4: Internet of Things</text:p>
        </text:list-header>
      </text:list>
      <text:p text:style-name="P1">Michael Park and Jack Zhao</text:p>
      <text:p text:style-name="P2"><text:span text:style-name="T6">02/26/16</text:span></text:p>
      <text:p text:style-name="P2"><text:span text:style-name="T6"/></text:p>
      <text:list xml:id="list36742092" text:continue-numbering="true" text:style-name="WW8Num19">
        <text:list-header>
          <text:p text:style-name="P12">1.0 OBJECTIVE</text:p>
        </text:list-header>
      </text:list>
      <text:p text:style-name="P13"><text:span text:style-name="T1"/></text:p>
      <text:p text:style-name="P13"><text:span text:style-name="T1">The objective of this lab is to learn how to use a wifi module, learn about synchrnous and asynchronous communication, and <text:s/>understand bascis of Internet communication. Primarily, tasks involved requesting and acquiring data from a web server through an access point (hotspot from phone), acquiring ADC data and posting it onto a web server, and measuring number of lost packets and time required to complete the data transfer/receive while communicating with the server.</text:span></text:p>
      <text:p text:style-name="P13"><text:span text:style-name="T1"/></text:p>
      <text:list xml:id="list36735523" text:continue-numbering="true" text:style-name="WW8Num19">
        <text:list-header>
          <text:p text:style-name="P14"><text:span text:style-name="T1">2.0 SOFTWARE DESIGN </text:span></text:p>
        </text:list-header>
      </text:list>
      <text:p text:style-name="P3"><text:s text:c="5"/>-Attached at the End</text:p>
      <text:p text:style-name="P3"/>
      <text:list xml:id="list36726572" text:continue-numbering="true" text:style-name="WW8Num19">
        <text:list-header>
          <text:p text:style-name="P12">3.0 MEASUREMENT DATA</text:p>
        </text:list-header>
      </text:list>
      <text:p text:style-name="P10"><text:span text:style-name="T1">Percentage of lost packets. Basically how reliable is the system (assuming you have a connection to the AP)</text:span></text:p>
      <text:p text:style-name="P10"><text:span text:style-name="T1">Minimum, maximum, and average times from 10 transmissions to openweathermap.org</text:span></text:p>
      <text:p text:style-name="P10"><text:span text:style-name="T1">Minimum, maximum, and average times from 10 transmissions to EE445L server</text:span></text:p>
      <text:p text:style-name="P11"/>
      <text:p text:style-name="P11"/>
      <text:list xml:id="list36723992" text:continue-numbering="true" text:style-name="WW8Num19">
        <text:list-header>
          <text:p text:style-name="P12">4.0 ANALYSIS AND DISCUSSION</text:p>
        </text:list-header>
      </text:list>
      <text:p text:style-name="P8"><text:span text:style-name="T1"/></text:p>
      <text:list xml:id="list2753165499528150447" text:style-name="L1">
        <text:list-item>
          <text:p text:style-name="P9"><text:span text:style-name="T1"><text:s/>In the client server paradigm, explain the sequence of internet communications sent from client to server and from server to client as the client saves data on the server. Assume the client already is connected to the wifi AP and the client knows the IP address of the server.</text:span></text:p>
        </text:list-item>
      </text:list>
      <text:p text:style-name="P5"><text:span text:style-name="T1"/></text:p>
      <text:p text:style-name="P5"><text:span text:style-name="T1"/></text:p>
      <text:p text:style-name="P5"><text:span text:style-name="T1"/></text:p>
      <text:list xml:id="list7734708609848961348" text:style-name="L2">
        <text:list-item>
          <text:p text:style-name="P6"><text:span text:style-name="T1">What is the purpose of the DNS?</text:span></text:p>
        </text:list-item>
      </text:list>
      <text:p text:style-name="P5"><text:span text:style-name="T1"/></text:p>
      <text:p text:style-name="P5"><text:span text:style-name="T1">Domain Name System (DNS) converts a user-friendly string baesd domain name into an Internet Protocol (IP) address. </text:span></text:p>
      <text:p text:style-name="Text_20_body"><text:span text:style-name="T2"/></text:p>
      <text:p text:style-name="Text_20_body">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text:span text:style-name="T7">domain name server</text:span>, also called a <text:span text:style-name="T7">DNS server</text:span> or <text:span text:style-name="T7">name server</text:span>, which manages a massive database that maps domain names to IP addresses.</text:p>
      <text:p text:style-name="P8"><text:span text:style-name="T1"/></text:p>
      <text:p text:style-name="P17"><text:span text:style-name="T1">Whether you're accessing a Web site or sending </text:span><text:a xlink:type="simple" xlink:href="http://computer.howstuffworks.com/e-mail-messaging/email.htm" text:style-name="Internet_20_link" text:visited-style-name="Visited_20_Internet_20_Link">e-mail</text:a><text:span text:style-name="T1">, your computer uses a DNS server to look up the domain name you're trying to access. The proper term for this process is </text:span><text:span text:style-name="T4">DNS name resolution</text:span><text:span text:style-name="T1">, and you would say that the DNS server resolves the domain name to the IP address. For example, when you enter "http://www.howstuffworks.com" in your browser, part of the network connection includes resolving the domain name "howstuffworks.com" into an IP address, like 70.42.251.42, for HowStuffWorks' Web servers.</text:span></text:p>
      <text:p text:style-name="Text_20_body">You can always bypass a DNS lookup by entering 70.42.251.42 directly in your browser (give it a try). However, you're probably more likely to remember "howstuffworks.com" when you want to <text:soft-page-break/>return later. In addition, a Web site's IP address can change over time, and some sites associate multiple IP addresses with a single domain name.</text:p>
      <text:p text:style-name="Text_20_body">Without DNS servers, the Internet would shut down very quickly. But how does your computer know what DNS server to use? Typically, when you connect to your <text:a xlink:type="simple" xlink:href="http://computer.howstuffworks.com/home-network.htm" text:style-name="Internet_20_link" text:visited-style-name="Visited_20_Internet_20_Link">home network</text:a>, Internet service provider (ISP) or WiFi network, the modem or router that assigns your computer's network address also sends some important network configuration information to your computer or mobile device. That configuration includes one or more DNS servers that the device should use when translating DNS names to IP address.</text:p>
      <text:p text:style-name="Text_20_body">So far, you've read about some important DNS basics. The rest of this article dives deeper into domain name servers and name resolution. It even includes an introduction to managing your own DNS server. Let's start by looking at how IP addresses are structured and how that's important to the name resolution process.</text:p>
      <text:p text:style-name="P8"><text:span text:style-name="T1"/></text:p>
      <text:p text:style-name="P5"><text:span text:style-name="T1"/></text:p>
      <text:list xml:id="list8572649447408028820" text:style-name="L3">
        <text:list-item>
          <text:p text:style-name="P7"><text:span text:style-name="T1">What is the difference between UDP and TCP communication? More specifically when should we use UDP and when should we use TCP?</text:span></text:p>
        </text:list-item>
      </text:list>
      <text:p text:style-name="P5"><text:span text:style-name="T1"/></text:p>
      <text:p text:style-name="P8"><text:span text:style-name="T2">There are two types of Internet Protocol (IP) traffic. They are </text:span><text:span text:style-name="T3">TCP</text:span><text:span text:style-name="T2"> or </text:span><text:span text:style-name="T3">Transmission Control Protocol</text:span><text:span text:style-name="T2"> and </text:span><text:span text:style-name="T3">UDP</text:span><text:span text:style-name="T2"> or </text:span><text:span text:style-name="T3">User Datagram Protocol</text:span><text:span text:style-name="T2">. TCP is connection oriented – once a connection is established, data can be sent bidirectional. UDP is a simpler, connectionless Internet protocol. Multiple messages are sent as packets in chunks using UDP. </text:span></text:p>
      <text:p text:style-name="P8"><text:span text:style-name="T2"/></text:p>
      <text:h text:style-name="P18" text:outline-level="2"><text:span text:style-name="T2">Differences in Data Transfer Features </text:span></text:h>
      <text:p text:style-name="Text_20_body"><text:span text:style-name="T7">TCP</text:span> <text:a xlink:type="simple" xlink:href="http://www.diffen.com/difference/Ensure_vs_Insure" text:style-name="Internet_20_link" text:visited-style-name="Visited_20_Internet_20_Link">ensures</text:a> a reliable and ordered delivery of a stream of bytes from user to <text:a xlink:type="simple" xlink:href="http://www.diffen.com/difference/Server_vs_Workstation" text:style-name="Internet_20_link" text:visited-style-name="Visited_20_Internet_20_Link">server</text:a> or vice versa. <text:span text:style-name="T7">UDP</text:span> is not dedicated to end to end connections and communication does not check readiness of receiver. </text:p>
      <text:h text:style-name="Heading_20_3" text:outline-level="3"><text:bookmark text:name="Reliability"/>Reliability </text:h>
      <text:p text:style-name="Text_20_body"><text:span text:style-name="T7">TCP</text:span> is more reliable since it manages message acknowledgment and retransmissions in case of lost parts. Thus there is absolutely no missing data. <text:span text:style-name="T7">UDP</text:span> does not ensure that communication has reached receiver since concepts of acknowledgment, time out and retransmission are not present. </text:p>
      <text:h text:style-name="Heading_20_3" text:outline-level="3"><text:bookmark text:name="Ordering"/>Ordering</text:h>
      <text:p text:style-name="Text_20_body"><text:span text:style-name="T7">TCP</text:span> transmissions are sent in a sequence and they are received in the same sequence. In the event of data segments arriving in wrong order, TCP reorders and delivers application. In the case of <text:span text:style-name="T7">UDP</text:span>, sent message sequence may not be maintained when it reaches receiving application. There is absolutely no way of predicting the order in which message will be received. </text:p>
      <text:h text:style-name="Heading_20_3" text:outline-level="3"><text:bookmark text:name="Connection"/>Connection</text:h>
      <text:p text:style-name="Text_20_body"><text:span text:style-name="T7">TCP</text:span> is a heavy weight connection requiring three packets for a socket connection and handles congestion control and reliability. <text:span text:style-name="T7">UDP</text:span> is a lightweight transport layer designed atop an IP. There are no tracking connections or ordering of messages. </text:p>
      <text:h text:style-name="Heading_20_3" text:outline-level="3"><text:bookmark text:name="Method_of_transfer"/>Method of transfer</text:h>
      <text:p text:style-name="Text_20_body"><text:span text:style-name="T7">TCP</text:span> reads data as a byte stream and message is transmitted to segment boundaries. <text:span text:style-name="T7">UDP</text:span> messages are packets which are sent individually and on arrival are checked for their integrity. Packets have <text:soft-page-break/>defined boundaries while data stream has none. </text:p>
      <text:h text:style-name="Heading_20_2" text:outline-level="2"><text:bookmark text:name="How_TCP_and_UDP_work"/>How TCP and UDP work </text:h>
      <text:p text:style-name="Text_20_body">A TCP connection is established via a <text:a xlink:type="simple" xlink:href="http://en.wikipedia.org/w/index.php?title=Transmission_Control_Protocol&amp;oldid=342876584#Connection_establishment" office:target-frame-name="_blank" xlink:show="new" text:style-name="Internet_20_link" text:visited-style-name="Visited_20_Internet_20_Link">three way handshake</text:a>, which is a process of initiating and acknowledging a connection. Once the connection is established data transfer can begin. After transmission, the connection is terminated by closing of all established virtual circuits. </text:p>
      <text:p text:style-name="P8"><text:span text:style-name="T2"/></text:p>
      <text:p text:style-name="P8"><text:span text:style-name="T2"/></text:p>
      <text:p text:style-name="P8"><text:span text:style-name="T2">UDP uses a simple transmission model without implicit hand-shaking dialogues for guaranteeing reliability, ordering, or data integrity. Thus, UDP provides an unreliable service and datagrams may arrive out of order, appear duplicated, or go missing without notice. UDP assumes that error checking and correction is either not necessary or performed in the application, avoiding the overhead of such processing at the network interface level. Unlike TCP, UDP is compatible with packet broadcasts (sending to all on local network) and multicasting (send to all subscribers). </text:span></text:p>
      <text:h text:style-name="P18" text:outline-level="2"><text:span text:style-name="T2">Different Applications of TCP and UDP</text:span></text:h>
      <text:p text:style-name="Text_20_body">Web browsing, <text:a xlink:type="simple" xlink:href="http://www.diffen.com/difference/Bcc_vs_Cc" text:style-name="Internet_20_link" text:visited-style-name="Visited_20_Internet_20_Link">email</text:a> and file transfer are common applications that make use of TCP. TCP is used to control segment size, rate of data exchange, flow control and network congestion. TCP is preferred where error correction facilities are required at network interface level. UDP is largely used by time sensitive applications as well as by servers that answer small queries from huge number of clients. UDP is compatible with packet broadcast - sending to all on a network and multicasting – sending to all subscribers. UDP is commonly used in Domain Name System, Voice over IP, Trivial File Transfer Protocol and online games. </text:p>
      <text:h text:style-name="P19" text:outline-level="3"><text:span text:style-name="T2">TCP vs. UDP for Game Servers</text:span></text:h>
      <text:p text:style-name="Text_20_body">For massively multiplayer online (MMO) games, developers often have to make an architectural choice between using UDP or TCP persistent connections. The advantages of TCP are persistent connections, reliability, and being able to use packets of arbitrary sizes. The biggest problem with TCP in this scenario is its congestion control algorithm, which treats packet loss as a sign of bandwidth limitations and automatically throttles the sending of packets. On 3G or Wi-Fi networks, this can cause a significant latency. </text:p>
      <text:p text:style-name="Text_20_body">Experienced developer Christoffer Lernö <text:a xlink:type="simple" xlink:href="http://1024monkeys.wordpress.com/2014/04/01/game-servers-udp-vs-tcp/" office:target-frame-name="_blank" xlink:show="new" text:style-name="Internet_20_link" text:visited-style-name="Visited_20_Internet_20_Link">weighed the pros and cons</text:a> and recommends the following criteria to choose whether to use TCP or UDP for your game: </text:p>
      <text:list xml:id="list8838184771917633856" text:style-name="L5">
        <text:list-item>
          <text:p text:style-name="P16">Use HTTP over TCP for making occasional, client-initiated stateless queries when it's OK to have an occasional delay. </text:p>
        </text:list-item>
        <text:list-item>
          <text:p text:style-name="P16">Use persistent plain TCP sockets if both client and server independently send packets but an occasional delay is OK (e.g. Online Poker, many MMOs). </text:p>
        </text:list-item>
        <text:list-item>
          <text:p text:style-name="P15">Use UDP if both client and server may independently send packets and occasional lag is not OK (e.g. Most multiplayer action games, some MMOs). </text:p>
        </text:list-item>
      </text:list>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WW8Num19z0" style:family="text">
      <style:text-properties fo:color="#000000" style:text-line-through-style="none" style:text-position="0% 100%" style:font-name="Times New Roman" fo:font-size="10pt" fo:letter-spacing="0.0028in" style:font-size-asian="10pt" style:font-name-complex="Times New Roman" style:font-size-complex="10pt" style:text-scale="105%"/>
    </style:style>
    <style:style style:name="WW8Num19z1" style:family="text">
      <style:text-properties style:font-name="Times New Roman" style:font-name-complex="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list-level-style-number text:level="1" text:style-name="WW8Num19z0" style:num-suffix=")" style:num-format="A" style:num-letter-sync="true">
        <style:list-level-properties text:list-level-position-and-space-mode="label-alignment">
          <style:list-level-label-alignment text:label-followed-by="listtab" text:list-tab-stop-position="0.2in" fo:margin-left="0.5in"/>
        </style:list-level-properties>
      </text:list-level-style-number>
      <text:list-level-style-number text:level="2" text:style-name="WW8Num19z1" style:num-format="1" text:start-value="0">
        <style:list-level-properties text:list-level-position-and-space-mode="label-alignment">
          <style:list-level-label-alignment text:label-followed-by="listtab"/>
        </style:list-level-properties>
      </text:list-level-style-number>
      <text:list-level-style-number text:level="3" text:style-name="WW8Num19z1" style:num-format="1" text:start-value="0">
        <style:list-level-properties text:list-level-position-and-space-mode="label-alignment">
          <style:list-level-label-alignment text:label-followed-by="listtab"/>
        </style:list-level-properties>
      </text:list-level-style-number>
      <text:list-level-style-number text:level="4" text:style-name="WW8Num19z1" style:num-format="1" text:start-value="0">
        <style:list-level-properties text:list-level-position-and-space-mode="label-alignment">
          <style:list-level-label-alignment text:label-followed-by="listtab"/>
        </style:list-level-properties>
      </text:list-level-style-number>
      <text:list-level-style-number text:level="5" text:style-name="WW8Num19z1" style:num-format="1" text:start-value="0">
        <style:list-level-properties text:list-level-position-and-space-mode="label-alignment">
          <style:list-level-label-alignment text:label-followed-by="listtab"/>
        </style:list-level-properties>
      </text:list-level-style-number>
      <text:list-level-style-number text:level="6" text:style-name="WW8Num19z1" style:num-format="1" text:start-value="0">
        <style:list-level-properties text:list-level-position-and-space-mode="label-alignment">
          <style:list-level-label-alignment text:label-followed-by="listtab"/>
        </style:list-level-properties>
      </text:list-level-style-number>
      <text:list-level-style-number text:level="7" text:style-name="WW8Num19z1" style:num-format="1" text:start-value="0">
        <style:list-level-properties text:list-level-position-and-space-mode="label-alignment">
          <style:list-level-label-alignment text:label-followed-by="listtab"/>
        </style:list-level-properties>
      </text:list-level-style-number>
      <text:list-level-style-number text:level="8" text:style-name="WW8Num19z1" style:num-format="1" text:start-value="0">
        <style:list-level-properties text:list-level-position-and-space-mode="label-alignment">
          <style:list-level-label-alignment text:label-followed-by="listtab"/>
        </style:list-level-properties>
      </text:list-level-style-number>
      <text:list-level-style-number text:level="9" text:style-name="WW8Num19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1M20S</meta:editing-duration>
    <meta:editing-cycles>24</meta:editing-cycles>
    <meta:generator>OpenOffice/4.1.1$Win32 OpenOffice.org_project/411m6$Build-9775</meta:generator>
    <dc:date>2016-02-23T16:56:13.70</dc:date>
    <meta:document-statistic meta:table-count="0" meta:image-count="0" meta:object-count="0" meta:page-count="3" meta:paragraph-count="43" meta:word-count="1294" meta:character-count="8017"/>
    <meta:user-defined meta:name="Info 1"/>
    <meta:user-defined meta:name="Info 2"/>
    <meta:user-defined meta:name="Info 3"/>
    <meta:user-defined meta:name="Info 4"/>
  </office:meta>
</office:document-meta>
</file>